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_20__28_Web_29_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0pt" fo:language="en" fo:country="IN" fo:font-weight="normal" style:letter-kerning="true" style:font-name-asian="DejaVu Sans1" style:font-size-asian="10pt" style:language-asian="zxx" style:country-asian="none" style:font-weight-asian="normal" style:font-name-complex="Arial" style:font-size-complex="10pt" style:language-complex="zxx" style:country-complex="none" style:font-weight-complex="normal" fo:hyphenate="false" fo:hyphenation-remain-char-count="2" fo:hyphenation-push-char-count="2"/>
    </style:style>
    <style:style style:name="P2" style:family="paragraph" style:parent-style-name="Normal_20__28_Web_29_">
      <style:paragraph-properties fo:text-align="start" style:justify-single-word="false" fo:orphans="0" fo:widows="0" fo:hyphenation-ladder-count="no-limit" style:writing-mode="lr-tb"/>
      <style:text-properties style:font-name="Arial" fo:hyphenate="false" fo:hyphenation-remain-char-count="2" fo:hyphenation-push-char-count="2"/>
    </style:style>
    <style:style style:name="P3" style:family="paragraph" style:parent-style-name="Normal_20__28_Web_29_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4" style:family="paragraph" style:parent-style-name="Normal_20__28_Web_29_">
      <style:paragraph-properties fo:text-align="justify" style:justify-single-word="false"/>
      <style:text-properties style:use-window-font-color="true" style:font-name="Arial" fo:font-size="10pt" fo:language="en" fo:country="IN" style:letter-kerning="true" style:font-name-asian="DejaVu Sans1" style:font-size-asian="10pt" style:language-asian="zxx" style:country-asian="none" style:font-name-complex="Arial" style:font-size-complex="10pt" style:language-complex="zxx" style:country-complex="none"/>
    </style:style>
    <style:style style:name="P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Standard" style:master-page-name="Standard">
      <style:paragraph-properties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Normal_20__28_Web_29_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2pt" fo:language="en" fo:country="IN" fo:font-style="italic" style:text-underline-style="none" fo:font-weight="bold" style:letter-kerning="true" style:font-name-asian="DejaVu Sans1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9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start"/>
      <style:text-properties style:text-line-through-style="none" style:font-name="Arial1" fo:font-size="10pt" fo:font-style="normal" style:text-underline-style="none"/>
    </style:style>
    <style:style style:name="P13" style:family="paragraph">
      <style:paragraph-properties fo:text-align="start"/>
      <style:text-properties style:text-line-through-style="none" fo:font-size="11pt" fo:font-style="normal" style:text-underline-style="none"/>
    </style:style>
    <style:style style:name="T1" style:family="text">
      <style:text-properties style:use-window-font-color="true" style:font-name="Arial" fo:font-size="10pt" fo:language="en" fo:country="IN" fo:font-weight="bold" style:letter-kerning="true" style:font-name-asian="DejaVu Sans1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2" style:family="text">
      <style:text-properties style:use-window-font-color="true" style:font-name="Arial" fo:font-size="10pt" fo:language="en" fo:country="IN" fo:font-weight="normal" style:letter-kerning="true" style:font-name-asian="DejaVu Sans1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3" style:family="text">
      <style:text-properties style:use-window-font-color="true" style:font-name="Arial" fo:font-size="12pt" fo:language="en" fo:country="IN" fo:font-weight="bold" style:letter-kerning="true" style:font-name-asian="DejaVu Sans1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T4" style:family="text">
      <style:text-properties style:use-window-font-color="true" fo:font-size="14pt" fo:language="en" fo:country="IN" fo:font-weight="normal" style:letter-kerning="true" style:font-name-asian="DejaVu Sans1" style:font-size-asian="14pt" style:language-asian="zxx" style:country-asian="none" style:font-weight-asian="normal" style:font-name-complex="Arial" style:font-size-complex="14pt" style:language-complex="zxx" style:country-complex="none" style:font-weight-complex="normal"/>
    </style:style>
    <style:style style:name="T5" style:family="text">
      <style:text-properties style:use-window-font-color="true" fo:font-size="14pt" fo:language="en" fo:country="IN" fo:font-weight="bold" style:letter-kerning="true" style:font-name-asian="DejaVu Sans1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T6" style:family="text">
      <style:text-properties style:use-window-font-color="true" fo:font-size="14pt" fo:language="en" fo:country="IN" style:text-underline-style="none" fo:font-weight="bold" style:letter-kerning="true" style:font-name-asian="DejaVu Sans1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T7" style:family="text">
      <style:text-properties style:use-window-font-color="true" fo:font-size="14pt" fo:language="en" fo:country="IN" style:text-underline-style="none" fo:font-weight="normal" style:letter-kerning="true" style:font-name-asian="DejaVu Sans1" style:font-size-asian="14pt" style:language-asian="zxx" style:country-asian="none" style:font-weight-asian="normal" style:font-name-complex="Arial" style:font-size-complex="14pt" style:language-complex="zxx" style:country-complex="none" style:font-weight-complex="normal"/>
    </style:style>
    <style:style style:name="T8" style:family="text">
      <style:text-properties style:use-window-font-color="true" fo:font-size="10pt" fo:language="en" fo:country="IN" style:text-underline-style="none" fo:font-weight="bold" style:letter-kerning="true" style:font-name-asian="DejaVu Sans1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" style:family="text">
      <style:text-properties style:use-window-font-color="true" fo:font-size="10pt" fo:language="en" fo:country="IN" style:text-underline-style="none" fo:font-weight="normal" style:letter-kerning="true" style:font-name-asian="DejaVu Sans1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0" style:family="text">
      <style:text-properties style:use-window-font-color="true" fo:font-size="10pt" fo:language="en" fo:country="IN" style:text-underline-style="none" fo:font-weight="normal" style:letter-kerning="true" style:font-name-asian="DejaVu Sans1" style:font-size-asian="8.75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1" style:family="text">
      <style:text-properties style:use-window-font-color="true" fo:font-size="10pt" fo:language="en" fo:country="IN" fo:font-weight="normal" style:letter-kerning="true" style:font-name-asian="DejaVu Sans1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2" style:family="text">
      <style:text-properties style:use-window-font-color="true" fo:font-size="10pt" fo:language="en" fo:country="IN" style:letter-kerning="true" style:font-name-asian="DejaVu Sans1" style:font-size-asian="10pt" style:language-asian="zxx" style:country-asian="none" style:font-name-complex="Arial" style:font-size-complex="10pt" style:language-complex="zxx" style:country-complex="none"/>
    </style:style>
    <style:style style:name="T13" style:family="text">
      <style:text-properties style:use-window-font-color="true" fo:font-size="10pt" fo:language="en" fo:country="IN" fo:font-weight="bold" style:letter-kerning="true" style:font-name-asian="DejaVu Sans1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4" style:family="text">
      <style:text-properties style:use-window-font-color="true" fo:font-size="10pt" fo:language="en" fo:country="IN" fo:font-style="normal" style:text-underline-style="none" fo:font-weight="bold" style:letter-kerning="true" style:font-name-asian="DejaVu Sans1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T15" style:family="text">
      <style:text-properties style:use-window-font-color="true" fo:font-size="12pt" fo:language="en" fo:country="IN" style:text-underline-style="none" fo:font-weight="normal" style:letter-kerning="true" style:font-name-asian="DejaVu Sans1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T16" style:family="text">
      <style:text-properties style:use-window-font-color="true" fo:font-size="12pt" fo:language="en" fo:country="IN" fo:font-weight="bold" style:letter-kerning="true" style:font-name-asian="DejaVu Sans1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T17" style:family="text">
      <style:text-properties style:use-window-font-color="true" fo:font-size="12pt" fo:language="en" fo:country="IN" fo:font-style="italic" style:text-underline-style="solid" style:text-underline-width="auto" style:text-underline-color="font-color" fo:font-weight="bold" style:letter-kerning="true" style:font-name-asian="DejaVu Sans1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style-complex="italic" style:font-weight-complex="bold"/>
    </style:style>
    <style:style style:name="T18" style:family="text">
      <style:text-properties style:use-window-font-color="true" fo:font-size="12pt" fo:language="en" fo:country="IN" fo:font-style="italic" style:text-underline-style="none" fo:font-weight="bold" style:letter-kerning="true" style:font-name-asian="DejaVu Sans1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style-complex="italic" style:font-weight-complex="bold"/>
    </style:style>
    <style:style style:name="T19" style:family="text">
      <style:text-properties style:use-window-font-color="true" fo:font-size="12pt" fo:language="en" fo:country="IN" fo:font-style="normal" style:text-underline-style="none" fo:font-weight="bold" style:letter-kerning="true" style:font-name-asian="DejaVu Sans1" style:font-size-asian="12pt" style:language-asian="zxx" style:country-asian="none" style:font-style-asian="normal" style:font-weight-asian="bold" style:font-name-complex="Arial" style:font-size-complex="12pt" style:language-complex="zxx" style:country-complex="none" style:font-style-complex="normal" style:font-weight-complex="bold"/>
    </style:style>
    <style:style style:name="T20" style:family="text">
      <style:text-properties style:use-window-font-color="true" fo:language="en" fo:country="IN" fo:font-weight="normal" style:letter-kerning="true" style:font-name-asian="DejaVu Sans1" style:language-asian="zxx" style:country-asian="none" style:font-weight-asian="normal" style:font-name-complex="Arial" style:language-complex="zxx" style:country-complex="none" style:font-weight-complex="normal"/>
    </style:style>
    <style:style style:name="T21" style:family="text">
      <style:text-properties style:font-name-complex="Arial"/>
    </style:style>
    <style:style style:name="T22" style:family="text">
      <style:text-properties fo:font-weight="bold" style:font-weight-asian="bold" style:font-name-complex="Arial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0pt" style:font-size-asian="10pt" style:font-name-complex="Arial" style:font-size-complex="10pt"/>
    </style:style>
    <style:style style:name="T25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fo:font-size="10.5pt" style:font-size-asian="10.5pt" style:font-name-complex="Arial" style:font-size-complex="10.5pt"/>
    </style:style>
    <style:style style:name="T27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font-name="Arial" style:font-name-complex="Arial"/>
    </style:style>
    <style:style style:name="T30" style:family="text">
      <style:text-properties style:font-name="Arial" fo:font-weight="bold" style:font-weight-asian="bold" style:font-weight-complex="bold"/>
    </style:style>
    <style:style style:name="T31" style:family="text">
      <style:text-properties style:font-name="Arial" fo:font-weight="normal" style:font-weight-asian="normal" style:font-weight-complex="normal"/>
    </style:style>
    <style:style style:name="T32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1" style:family="graphic" style:data-style-name="C116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 style:data-style-name="C40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time-style style:name="C40" number:language="en" number:country="US">
      <number:hours number:style="long"/>
      <number:text>:</number:text>
      <number:minutes number:style="long"/>
    </number:time-style>
    <number:date-style style:name="C116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formatted-text form:name="StemCell_Sensory_Data" form:control-implementation="ooo:com.sun.star.form.component.FormattedField" form:id="control1" form:tab-index="1" form:value="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listbox form:name="StemCell_Sensory_UPDRS" form:control-implementation="ooo:com.sun.star.form.component.ListBox" form:id="control2" form:dropdown="true" form:tab-index="4" form:bound-column="1">
            <form:properties>
              <form:property form:property-name="DefaultControl" office:value-type="string" office:string-value="com.sun.star.form.control.ListBox"/>
            </form:properties>
            <form:option form:label="on"/>
            <form:option form:label="of"/>
          </form:listbox>
          <form:listbox form:name="StemCell_Sensory_1" form:control-implementation="ooo:com.sun.star.form.component.ListBox" form:id="control3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2" form:control-implementation="ooo:com.sun.star.form.component.ListBox" form:id="control4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3" form:control-implementation="ooo:com.sun.star.form.component.ListBox" form:id="control5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4" form:control-implementation="ooo:com.sun.star.form.component.ListBox" form:id="control6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6" form:control-implementation="ooo:com.sun.star.form.component.ListBox" form:id="control7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5" form:control-implementation="ooo:com.sun.star.form.component.ListBox" form:id="control8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"/>
          </form:listbox>
          <form:listbox form:name="StemCell_Sensory_7" form:control-implementation="ooo:com.sun.star.form.component.ListBox" form:id="control9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8" form:control-implementation="ooo:com.sun.star.form.component.ListBox" form:id="control10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9" form:control-implementation="ooo:com.sun.star.form.component.ListBox" form:id="control11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10" form:control-implementation="ooo:com.sun.star.form.component.ListBox" form:id="control12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11" form:control-implementation="ooo:com.sun.star.form.component.ListBox" form:id="control13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12" form:control-implementation="ooo:com.sun.star.form.component.ListBox" form:id="control14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13" form:control-implementation="ooo:com.sun.star.form.component.ListBox" form:id="control15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14" form:control-implementation="ooo:com.sun.star.form.component.ListBox" form:id="control16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15" form:control-implementation="ooo:com.sun.star.form.component.ListBox" form:id="control17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16" form:control-implementation="ooo:com.sun.star.form.component.ListBox" form:id="control18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17" form:control-implementation="ooo:com.sun.star.form.component.ListBox" form:id="control19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18" form:control-implementation="ooo:com.sun.star.form.component.ListBox" form:id="control20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"/>
          </form:listbox>
          <form:listbox form:name="StemCell_Sensory_19" form:control-implementation="ooo:com.sun.star.form.component.ListBox" form:id="control21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20" form:control-implementation="ooo:com.sun.star.form.component.ListBox" form:id="control22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21" form:control-implementation="ooo:com.sun.star.form.component.ListBox" form:id="control23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22" form:control-implementation="ooo:com.sun.star.form.component.ListBox" form:id="control24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23" form:control-implementation="ooo:com.sun.star.form.component.ListBox" form:id="control25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24" form:control-implementation="ooo:com.sun.star.form.component.ListBox" form:id="control26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  <form:option form:label=""/>
          </form:listbox>
          <form:listbox form:name="StemCell_Sensory_25" form:control-implementation="ooo:com.sun.star.form.component.ListBox" form:id="control27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26" form:control-implementation="ooo:com.sun.star.form.component.ListBox" form:id="control28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27" form:control-implementation="ooo:com.sun.star.form.component.ListBox" form:id="control29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28" form:control-implementation="ooo:com.sun.star.form.component.ListBox" form:id="control30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29" form:control-implementation="ooo:com.sun.star.form.component.ListBox" form:id="control31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30" form:control-implementation="ooo:com.sun.star.form.component.ListBox" form:id="control32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31" form:control-implementation="ooo:com.sun.star.form.component.ListBox" form:id="control33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32" form:control-implementation="ooo:com.sun.star.form.component.ListBox" form:id="control34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33" form:control-implementation="ooo:com.sun.star.form.component.ListBox" form:id="control35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34" form:control-implementation="ooo:com.sun.star.form.component.ListBox" form:id="control36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visitdetails" form:control-implementation="ooo:com.sun.star.form.component.ListBox" form:id="control37" form:dropdown="true" form:tab-index="3" form:bound-column="1">
            <form:properties>
              <form:property form:property-name="DefaultControl" office:value-type="string" office:string-value="com.sun.star.form.control.ListBox"/>
            </form:properties>
            <form:option form:label="First"/>
            <form:option form:label="Follow up - 1st month"/>
            <form:option form:label="Follow up - 3rd month"/>
            <form:option form:label="Follow up - 6th month"/>
            <form:option form:label="Follow up - 9th month"/>
            <form:option form:label="Follow up - 12th month"/>
            <form:option form:label="Not marked"/>
          </form:listbox>
          <form:listbox form:name="StemCell_Sensory_35" form:control-implementation="ooo:com.sun.star.form.component.ListBox" form:id="control38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</form:listbox>
          <form:listbox form:name="StemCell_Sensory_35" form:control-implementation="ooo:com.sun.star.form.component.ListBox" form:id="control39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  <form:option form:label="2"/>
            <form:option form:label="3"/>
            <form:option form:label="4"/>
          </form:listbox>
          <form:listbox form:name="StemCell_Sensory_35" form:control-implementation="ooo:com.sun.star.form.component.ListBox" form:id="control40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</form:listbox>
          <form:listbox form:name="StemCell_Sensory_35" form:control-implementation="ooo:com.sun.star.form.component.ListBox" form:id="control41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</form:listbox>
          <form:listbox form:name="StemCell_Sensory_35" form:control-implementation="ooo:com.sun.star.form.component.ListBox" form:id="control42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</form:listbox>
          <form:formatted-text form:name="StemCell_Sensory_time" form:control-implementation="ooo:com.sun.star.form.component.FormattedField" form:id="control43" form:tab-index="2" form:value="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listbox form:name="StemCell_Sensory_35" form:control-implementation="ooo:com.sun.star.form.component.ListBox" form:id="control44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</form:listbox>
          <form:listbox form:name="StemCell_Sensory_35" form:control-implementation="ooo:com.sun.star.form.component.ListBox" form:id="control45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</form:listbox>
          <form:listbox form:name="StemCell_Sensory_35" form:control-implementation="ooo:com.sun.star.form.component.ListBox" form:id="control46" form:dropdown="true" form:bound-column="1">
            <form:properties>
              <form:property form:property-name="DefaultControl" office:value-type="string" office:string-value="com.sun.star.form.control.ListBox"/>
            </form:properties>
            <form:option form:label="0"/>
            <form:option form:label="1"/>
          </form:listbox>
        </form:form>
        <form:form form:name="Standard" form:apply-filter="true" form:method="post" form:command-type="table" form:control-implementation="ooo:com.sun.star.form.component.Form" office:target-frame="" xlink:href="http://instahms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_submit" form:control-implementation="ooo:com.sun.star.form.component.TextField" form:id="control47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ept_name" form:control-implementation="ooo:com.sun.star.form.component.TextField" form:id="control48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reg_date" form:control-implementation="ooo:com.sun.star.form.component.TextField" form:id="control49" form:readonly="true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full_name" form:control-implementation="ooo:com.sun.star.form.component.TextField" form:id="control50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51" form:readonly="true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octor_name" form:control-implementation="ooo:com.sun.star.form.component.TextField" form:id="control53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r_no" form:control-implementation="ooo:com.sun.star.form.component.TextField" form:id="control54" form:readonly="true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ame :<draw:control text:anchor-type="as-char" draw:z-index="39" draw:style-name="gr4" draw:text-style-name="P12" svg:width="8.951cm" svg:height="0.451cm" draw:control="control50"/><text:tab/>Age / Sex : <draw:control text:anchor-type="as-char" draw:z-index="40" draw:style-name="gr4" draw:text-style-name="P13" svg:width="0.611cm" svg:height="0.451cm" draw:control="control51"/>/<draw:control text:anchor-type="as-char" draw:z-index="41" draw:style-name="gr4" draw:text-style-name="P13" svg:width="0.69cm" svg:height="0.451cm" draw:control="control52"/></text:p>
      <text:p text:style-name="P5">Doctor :<draw:control text:anchor-type="as-char" draw:z-index="42" draw:style-name="gr4" draw:text-style-name="P12" svg:width="8.721cm" svg:height="0.451cm" draw:control="control53"/><text:tab/><text:tab/>MR No.: <draw:control text:anchor-type="as-char" draw:z-index="43" draw:style-name="gr4" draw:text-style-name="P13" svg:width="3.761cm" svg:height="0.451cm" draw:control="control54"/></text:p>
      <text:p text:style-name="P6"><text:span text:style-name="T20">Department :</text:span><text:span text:style-name="T20"><draw:control text:anchor-type="as-char" draw:z-index="37" draw:style-name="gr4" draw:text-style-name="P12" svg:width="8cm" svg:height="0.451cm" draw:control="control48"/></text:span><text:span text:style-name="T20"> <text:s/><text:tab/>Date of Visit:</text:span><text:span text:style-name="T20"><draw:control text:anchor-type="as-char" draw:z-index="38" draw:style-name="gr4" draw:text-style-name="P13" svg:width="2.23cm" svg:height="0.451cm" draw:control="control49"/></text:span></text:p>
      <text:p text:style-name="P2"><text:span text:style-name="T4"><text:tab/></text:span><text:span text:style-name="T5">Stem Cell Treatment - parkinson's - Sensory </text:span><text:span text:style-name="T6">Assessment</text:span></text:p>
      <text:p text:style-name="P2"><text:span text:style-name="T8">Data Entered as of</text:span><text:span text:style-name="T15"><text:tab/><text:tab/></text:span><text:span text:style-name="T15"><draw:control text:anchor-type="as-char" draw:z-index="0" draw:style-name="gr1" draw:text-style-name="P9" svg:width="2.227cm" svg:height="0.69cm" draw:control="control1"/></text:span><text:span text:style-name="T15"> </text:span><text:span text:style-name="T9">(dd/mm/yyyy)<text:tab/></text:span><text:span text:style-name="T10">at <text:s/>Time </text:span><text:span text:style-name="T7"><draw:control text:anchor-type="as-char" draw:z-index="50" draw:style-name="gr5" draw:text-style-name="P11" svg:width="1.251cm" svg:height="0.6cm" draw:control="control43"/></text:span><text:span text:style-name="T9">Hours<text:tab/> <text:s text:c="54"/></text:span><text:span text:style-name="T8">Visit Details <text:s text:c="9"/><text:tab/><text:tab/></text:span><text:span text:style-name="T8"><draw:control text:anchor-type="as-char" draw:z-index="44" draw:style-name="gr3" draw:text-style-name="P9" svg:width="4.5cm" svg:height="0.701cm" draw:control="control37"/></text:span><text:span text:style-name="T15"><text:tab/> <text:s text:c="51"/></text:span><text:span text:style-name="T8">UPDRS<text:tab/><text:tab/><text:tab/><text:tab/></text:span><text:span text:style-name="T8"><draw:control text:anchor-type="as-char" draw:z-index="2" draw:style-name="gr3" draw:text-style-name="P11" svg:width="1.001cm" svg:height="0.75cm" draw:control="control2"/></text:span><text:span text:style-name="T9"> </text:span><text:span text:style-name="T15"><text:s text:c="3"/><text:tab/> <text:s text:c="78"/></text:span><text:bookmark-start text:name="updrs"/></text:p>
      <text:p text:style-name="P2"><text:span text:style-name="T13">1.</text:span><text:span text:style-name="T16"> </text:span><text:span text:style-name="T13">Intellectual Impairment</text:span><text:span text:style-name="T16"><text:tab/><text:tab/></text:span><text:span text:style-name="T16"><draw:control text:anchor-type="as-char" draw:z-index="3" draw:style-name="gr3" draw:text-style-name="P11" svg:width="1.001cm" svg:height="0.75cm" draw:control="control3"/></text:span><text:span text:style-name="T22"> <text:s text:c="6"/></text:span><text:bookmark-start text:name="CheckBox2"/><text:span text:style-name="T21"><text:line-break/></text:span><text:bookmark-end text:name="CheckBox2"/><text:span text:style-name="T11">0 = None.<text:line-break/>1 = Mild. Consistent forgetfulness with partial recollection of events and no other difficulties.<text:line-break/>2 = Moderate memory loss, with disorientation and moderate difficulty handling complex problems. Mild but definite impairment of function at home with need of occasional prompting.<text:line-break/>3 = Severe memory loss with disorientation for time and often to place. Severe impairment in handling problems.<text:line-break/>4 = Severe memory loss with orientation preserved to person only. Unable to make judgements or solve problems. Requires much help with personal care. Cannot be left alone at all.</text:span><text:span text:style-name="T24"> </text:span></text:p>
      <text:p text:style-name="P2"><text:span text:style-name="T13">2. Thought Disorder</text:span><text:span text:style-name="T24"> </text:span><text:span text:style-name="T11">(Due to dementia or drug intoxication)<text:tab/></text:span><text:span text:style-name="T11"><draw:control text:anchor-type="as-char" draw:z-index="4" draw:style-name="gr3" draw:text-style-name="P11" svg:width="1.001cm" svg:height="0.75cm" draw:control="control4"/></text:span><text:span text:style-name="T26"><text:line-break/></text:span><text:span text:style-name="T11">0 = None.<text:line-break/>1 = Vivid dreaming.<text:line-break/>2 = "Benign" hallucinations with insight retained.<text:line-break/>3 = Occasional to frequent hallucinations or delusions; without insight; could interfere with daily activities.<text:line-break/>4 = Persistent hallucinations, delusions, or florrid psychosis. Not able to care for self.</text:span><text:span text:style-name="T26"> </text:span></text:p>
      <text:p text:style-name="P3"><text:span text:style-name="T1">3.</text:span><text:span text:style-name="T3"> </text:span><text:span text:style-name="T1">Depression<text:tab/><text:tab/></text:span><text:span text:style-name="T3"><draw:control text:anchor-type="as-char" draw:z-index="5" draw:style-name="gr3" draw:text-style-name="P11" svg:width="1.001cm" svg:height="0.75cm" draw:control="control5"/></text:span><text:span text:style-name="T3"><text:tab/></text:span><text:span text:style-name="T29"><text:line-break/></text:span><text:span text:style-name="T2">1 = Periods of sadness or guilt greater than normal, never sustained for days or weeks. <text:line-break/>2 = Sustained depression (1 week or more). <text:line-break/>3 = Sustained depression with vegetative symptoms (insomnia, anorexia, weight loss, loss of interest). <text:line-break/>4 = Sustained depression with vegetative symptoms and suicidal thoughts or intent.</text:span><text:span text:style-name="T29"> <text:s text:c="52"/><text:tab/><text:tab/><text:tab/><text:tab/><text:tab/><text:tab/><text:tab/><text:tab/><text:tab/><text:tab/><text:tab/><text:tab/><text:tab/> <text:s text:c="4"/></text:span><text:span text:style-name="T13">4. </text:span><text:span text:style-name="T1">Motivation/Initiative</text:span><text:span text:style-name="T16"><text:tab/></text:span><text:span text:style-name="T16"><draw:control text:anchor-type="as-char" draw:z-index="6" draw:style-name="gr3" draw:text-style-name="P11" svg:width="1.001cm" svg:height="0.75cm" draw:control="control6"/></text:span><text:span text:style-name="T21"><text:line-break/></text:span><text:span text:style-name="T11">0</text:span><text:span text:style-name="T2"> = Normal. <text:line-break/>1 = Less assertive than usual; more passive. <text:line-break/>2 = Loss of initiative or disinterest in elective (nonroutine) activities. <text:line-break/>3 = Loss of initiative or disinterest in day to day (routine) activities. <text:line-break/>4 = Withdrawn, complete loss of motivation. <text:s text:c="99"/><text:tab/><text:tab/><text:tab/><text:tab/><text:tab/><text:tab/><text:tab/><text:tab/><text:tab/><text:tab/><text:tab/> <text:s text:c="28"/></text:span>B. <text:span text:style-name="T30">B.</text:span><text:span text:style-name="T33">ACTIVITIES OF DAILY LIVING (for both "on" and "off")</text:span> <text:s text:c="85"/><text:tab/><text:tab/><text:tab/><text:tab/><text:tab/><text:tab/><text:tab/><text:tab/><text:tab/><text:tab/><text:tab/><text:tab/><text:tab/> <text:s text:c="4"/><text:span text:style-name="T1">5. Speech<text:tab/></text:span><text:span text:style-name="T3"><text:tab/></text:span><text:span text:style-name="T3"><draw:control text:anchor-type="as-char" draw:z-index="8" draw:style-name="gr3" draw:text-style-name="P11" svg:width="1.001cm" svg:height="0.75cm" draw:control="control8"/></text:span><text:span text:style-name="T29"><text:line-break/></text:span><text:span text:style-name="T2">0 = Normal.</text:span> <text:line-break/><text:span text:style-name="T2">1 = Mildly affected. No difficulty being understood. <text:line-break/>2 = Moderately affected. Sometimes asked to repeat statements. <text:line-break/>3 = Severely affected. Frequently asked to repeat statements. <text:line-break/>4 = Unintelligible most of the time.</text:span><text:span text:style-name="T29"> <text:s text:c="94"/></text:span></text:p>
      <text:p text:style-name="P2"><text:soft-page-break/><text:span text:style-name="T13">6. Salivation<text:tab/></text:span><text:span text:style-name="T16"><text:tab/></text:span><text:span text:style-name="T16"><draw:control text:anchor-type="as-char" draw:z-index="7" draw:style-name="gr3" draw:text-style-name="P11" svg:width="1.001cm" svg:height="0.75cm" draw:control="control7"/></text:span><text:span text:style-name="T21"><text:line-break/></text:span><text:span text:style-name="T11">0 = Normal. <text:line-break/>1 = Slight but definite excess of saliva in mouth; may have nighttime drooling. <text:line-break/>2 = Moderately excessive saliva; may have minimal drooling. <text:line-break/>3 = Marked excess of saliva with some drooling. <text:line-break/>4 = Marked drooling, requires constant tissue or handkerchief.</text:span><text:span text:style-name="T21"> <text:s text:c="60"/><text:tab/><text:tab/><text:tab/><text:tab/><text:tab/><text:tab/><text:tab/><text:tab/><text:tab/><text:tab/><text:tab/><text:tab/><text:tab/> <text:s text:c="4"/></text:span><text:span text:style-name="T13">7. Swallowing<text:tab/></text:span><text:span text:style-name="T16"><text:tab/></text:span><text:span text:style-name="T16"><draw:control text:anchor-type="as-char" draw:z-index="9" draw:style-name="gr3" draw:text-style-name="P11" svg:width="1.001cm" svg:height="0.75cm" draw:control="control9"/></text:span><text:span text:style-name="T21"><text:line-break/></text:span><text:span text:style-name="T11">0 = Normal. <text:line-break/>1 = Rare choking. <text:line-break/>2 = Occasional choking. <text:line-break/>3 = Requires soft food. <text:line-break/>4 = Requires NG tube or gastrotomy feeding.</text:span><text:span text:style-name="T21"> <text:tab/><text:tab/><text:tab/><text:tab/><text:tab/><text:tab/><text:tab/> <text:s text:c="18"/><text:tab/><text:tab/><text:tab/><text:tab/><text:tab/><text:tab/><text:tab/><text:tab/><text:tab/><text:tab/><text:tab/><text:tab/><text:tab/> <text:s text:c="3"/></text:span><text:span text:style-name="T13">8. Handwriting<text:tab/></text:span><text:span text:style-name="T16"><text:tab/></text:span><text:span text:style-name="T16"><draw:control text:anchor-type="as-char" draw:z-index="10" draw:style-name="gr3" draw:text-style-name="P11" svg:width="1.001cm" svg:height="0.75cm" draw:control="control10"/></text:span><text:span text:style-name="T21"><text:line-break/></text:span><text:span text:style-name="T11">0 = Normal. <text:line-break/>1 = Slightly slow or small. <text:line-break/>2 = Moderately slow or small; all words are legible. <text:line-break/>3 = Severely affected; not all words are legible. <text:line-break/>4 = The majority of words are not legible.</text:span><text:span text:style-name="T21"> <text:tab/><text:tab/><text:tab/><text:tab/><text:tab/><text:tab/><text:tab/><text:tab/> <text:s text:c="3"/><text:tab/><text:tab/><text:tab/><text:tab/><text:tab/><text:tab/><text:tab/><text:tab/><text:tab/><text:tab/><text:tab/><text:tab/> <text:s text:c="14"/></text:span><text:span text:style-name="T13">9. Cutting food and handling utensils <text:tab/></text:span><text:span text:style-name="T13"><draw:control text:anchor-type="as-char" draw:z-index="11" draw:style-name="gr3" draw:text-style-name="P11" svg:width="1.001cm" svg:height="0.75cm" draw:control="control11"/></text:span><text:span text:style-name="T21"><text:line-break/></text:span><text:span text:style-name="T11">0 = Normal. <text:line-break/>1 = Somewhat slow and clumsy, but no help needed. <text:line-break/>2 = Can cut most foods, although clumsy and slow; some help needed. <text:line-break/>3 = Food must be cut by someone, but can still feed slowly. <text:line-break/>4 = Needs to be fed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10. Dressing<text:tab/><text:tab/></text:span><text:span text:style-name="T13"><draw:control text:anchor-type="as-char" draw:z-index="12" draw:style-name="gr3" draw:text-style-name="P11" svg:width="1.001cm" svg:height="0.75cm" draw:control="control12"/></text:span><text:span text:style-name="T21"><text:line-break/></text:span><text:span text:style-name="T11">0 = Normal. <text:line-break/>1 = Somewhat slow, but no help needed. <text:line-break/>2 = Occasional assistance with buttoning, getting arms in sleeves. <text:line-break/>3 = Considerable help required, but can do some things alone. <text:line-break/>4 = Helpless.</text:span><text:span text:style-name="T24"> 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11. Hygiene<text:tab/><text:tab/></text:span><text:span text:style-name="T13"><draw:control text:anchor-type="as-char" draw:z-index="13" draw:style-name="gr3" draw:text-style-name="P11" svg:width="1.001cm" svg:height="0.75cm" draw:control="control13"/></text:span><text:span text:style-name="T21"><text:line-break/></text:span><text:span text:style-name="T11">0 = Normal. <text:line-break/>1 = Somewhat slow, but no help needed. <text:line-break/>2 = Needs help to shower or bathe; or very slow in hygienic care. <text:line-break/>3 = Requires assistance for washing, brushing teeth, combing hair, going to bathroom. <text:line-break/>4 = Foley catheter or other mechanical aids</text:span><text:span text:style-name="T24">.</text:span><text:span text:style-name="T21"> <text:s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12. Turning in bed and adjusting bed clothes <text:tab/></text:span><text:span text:style-name="T13"><draw:control text:anchor-type="as-char" draw:z-index="14" draw:style-name="gr3" draw:text-style-name="P11" svg:width="1.001cm" svg:height="0.75cm" draw:control="control14"/></text:span><text:span text:style-name="T21"><text:line-break/></text:span><text:span text:style-name="T11">0 = Normal.<text:line-break/>1 = Somewhat slow and clumsy, but no help needed. <text:line-break/>2 = Can turn alone or adjust sheets, but with great difficulty. <text:line-break/>3 = Can initiate, but not turn or adjust sheets alone. <text:line-break/>4 = Helpless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13. Falling (unrelated to freezing)</text:span><text:span text:style-name="T16"><text:tab/></text:span><text:span text:style-name="T16"><draw:control text:anchor-type="as-char" draw:z-index="15" draw:style-name="gr3" draw:text-style-name="P11" svg:width="1.001cm" svg:height="0.75cm" draw:control="control15"/></text:span><text:span text:style-name="T21"><text:line-break/></text:span><text:span text:style-name="T11">0 = None. <text:line-break/>1 = Rare falling. <text:line-break/>2 = Occasionally falls, less than once per day. <text:line-break/>3 = Falls an average of once daily. <text:line-break/>4 = Falls more than once daily.</text:span><text:span text:style-name="T21"> </text:span></text:p>
      <text:p text:style-name="P2"><text:soft-page-break/><text:span text:style-name="T13">14. Freezing when walking</text:span><text:span text:style-name="T16"><text:tab/></text:span><text:span text:style-name="T16"><draw:control text:anchor-type="as-char" draw:z-index="16" draw:style-name="gr3" draw:text-style-name="P11" svg:width="1.001cm" svg:height="0.75cm" draw:control="control16"/></text:span><text:span text:style-name="T21"><text:line-break/></text:span><text:span text:style-name="T24">0 = None. <text:line-break/>1 = Rare freezing when walking; may have start hesitation. <text:line-break/>2 = Occasional freezing when walking. <text:line-break/>3 = Frequent freezing. Occasionally falls from freezing. <text:line-break/>4 = Frequent falls from freezing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15. Walking</text:span><text:span text:style-name="T16"><text:tab/></text:span><text:span text:style-name="T16"><draw:control text:anchor-type="as-char" draw:z-index="17" draw:style-name="gr3" draw:text-style-name="P11" svg:width="1.001cm" svg:height="0.75cm" draw:control="control17"/></text:span><text:span text:style-name="T21"><text:line-break/></text:span><text:span text:style-name="T11">0 = Normal. <text:line-break/>1 = Mild difficulty. May not swing arms or may tend to drag leg. <text:line-break/>2 = Moderate difficulty, but requires little or no assistance. <text:line-break/>3 = Severe disturbance of walking, requiring assistance. <text:line-break/>4 = Cannot walk at all, even with assistance.</text:span><text:span text:style-name="T21"> 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16. Tremor</text:span><text:span text:style-name="T24"> (Symptomatic complaint of tremor in any part of body.)<text:tab/></text:span><text:span text:style-name="T24"><draw:control text:anchor-type="as-char" draw:z-index="18" draw:style-name="gr3" draw:text-style-name="P11" svg:width="1.001cm" svg:height="0.75cm" draw:control="control18"/></text:span><text:span text:style-name="T21"><text:line-break/></text:span><text:span text:style-name="T11">0 = Absent. <text:line-break/>1 = Slight and infrequently present. <text:line-break/>2 = Moderate; bothersome to patient.</text:span><text:bookmark-end text:name="updrs"/><text:bookmark text:name="BM_1_"/><text:bookmark text:name="BM_2_"/><text:span text:style-name="T11"> <text:line-break/>3 = Severe; interferes with many activities. <text:line-break/>4 = Marked; interferes with most activities.</text:span><text:span text:style-name="T21"> <text:tab/><text:tab/><text:tab/><text:tab/><text:tab/><text:tab/><text:tab/><text:tab/><text:tab/><text:tab/><text:tab/><text:tab/><text:tab/><text:tab/><text:tab/><text:tab/><text:tab/><text:tab/><text:tab/><text:tab/><text:tab/> <text:s text:c="3"/></text:span><text:span text:style-name="T13">17. Sensory complaints related to parkinsonism</text:span><text:span text:style-name="T16"><text:tab/></text:span><text:span text:style-name="T16"><draw:control text:anchor-type="as-char" draw:z-index="19" draw:style-name="gr3" draw:text-style-name="P11" svg:width="1.001cm" svg:height="0.75cm" draw:control="control19"/></text:span><text:span text:style-name="T21"><text:line-break/></text:span><text:span text:style-name="T11">0 = None. <text:line-break/>1 = Occasionally has numbness, tingling, or mild aching. <text:line-break/>2 = Frequently has numbness, tingling, or aching; not distressing. <text:line-break/>3 = Frequent painful sensations. <text:line-break/>4 = Excruciating pain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3"/></text:span><text:span text:style-name="T17">C. MOTOR EXAMINATION</text:span> <text:tab/><text:tab/><text:tab/><text:tab/><text:tab/><text:tab/><text:tab/><text:tab/><text:tab/><text:tab/><text:tab/><text:tab/><text:tab/><text:tab/><text:tab/><text:tab/><text:tab/><text:tab/><text:tab/><text:tab/><text:tab/><text:tab/> <text:s text:c="2"/><text:span text:style-name="T13">18. Speech</text:span><text:span text:style-name="T16"><text:tab/></text:span><text:span text:style-name="T16"><draw:control text:anchor-type="as-char" draw:z-index="20" draw:style-name="gr3" draw:text-style-name="P11" svg:width="1.001cm" svg:height="0.75cm" draw:control="control20"/></text:span><text:span text:style-name="T21"><text:line-break/></text:span><text:span text:style-name="T11">0 = Normal. </text:span><text:span text:style-name="T24"><text:line-break/></text:span><text:span text:style-name="T11">1 = Slight loss of expression, diction and/or volume. <text:line-break/>2 = Monotone, slurred but understandable; moderately impaired. <text:line-break/>3 = Marked impairment, difficult to understand. <text:line-break/>4 = Unintelligible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 <text:s text:c="13"/></text:span><text:span text:style-name="T13">19. Facial Expression</text:span><text:span text:style-name="T16"><text:tab/></text:span><text:span text:style-name="T16"><draw:control text:anchor-type="as-char" draw:z-index="21" draw:style-name="gr3" draw:text-style-name="P11" svg:width="1.001cm" svg:height="0.75cm" draw:control="control21"/></text:span><text:span text:style-name="T21"><text:line-break/></text:span><text:span text:style-name="T11">0 = Normal. <text:line-break/>1 = Minimal hypomimia, could be normal "Poker Face". <text:line-break/>2 = Slight but definitely abnormal diminution of facial expression <text:line-break/>3 = Moderate hypomimia; lips parted some of the time. <text:line-break/>4 = Masked or fixed facies with severe or complete loss of facial expression; lips parted 1/4 inch or more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20. Tremor at rest</text:span><text:span text:style-name="T25"> </text:span><text:span text:style-name="T24">(head, upper and lower extremities)<text:tab/></text:span><text:span text:style-name="T24"><draw:control text:anchor-type="as-char" draw:z-index="22" draw:style-name="gr3" draw:text-style-name="P11" svg:width="1.001cm" svg:height="0.75cm" draw:control="control22"/></text:span><text:span text:style-name="T21"><text:line-break/></text:span><text:span text:style-name="T11">0 = Absent. <text:line-break/>1 = Slight and infrequently present. <text:line-break/>2 = Mild in amplitude and persistent. Or moderate in amplitude, but only intermittently present. <text:line-break/>3 = Moderate in amplitude and present most of the time. <text:line-break/>4 = Marked in amplitude and present most of the time.</text:span><text:span text:style-name="T21"> <text:tab/><text:tab/><text:tab/><text:tab/><text:tab/><text:tab/><text:tab/><text:tab/><text:tab/><text:tab/><text:tab/><text:tab/><text:tab/><text:tab/><text:tab/><text:tab/><text:tab/><text:tab/><text:tab/> <text:s text:c="13"/></text:span><text:span text:style-name="T13">21. Action or Postural Tremor of hands</text:span><text:span text:style-name="T16"><text:tab/></text:span><text:span text:style-name="T16"><draw:control text:anchor-type="as-char" draw:z-index="23" draw:style-name="gr3" draw:text-style-name="P11" svg:width="1.001cm" svg:height="0.75cm" draw:control="control23"/></text:span><text:span text:style-name="T21"><text:line-break/></text:span><text:span text:style-name="T11">0 = Absent. <text:line-break/></text:span><text:soft-page-break/><text:span text:style-name="T11">1 = Slight; present with action. <text:line-break/>2 = Moderate in amplitude, present with action. <text:line-break/>3 = Moderate in amplitude with posture holding as well as action. <text:line-break/>4 = Marked in amplitude; interferes with feeding.</text:span><text:span text:style-name="T21"> 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22. Rigidity</text:span><text:span text:style-name="T25"> </text:span><text:span text:style-name="T24">(</text:span><text:span text:style-name="T11">Judged on passive movement of major joints with patient relaxed in sitting position. Cogwheeling to be ignored.)<text:tab/></text:span><text:span text:style-name="T11"><draw:control text:anchor-type="as-char" draw:z-index="24" draw:style-name="gr3" draw:text-style-name="P11" svg:width="1.001cm" svg:height="0.75cm" draw:control="control24"/></text:span><text:span text:style-name="T11"><text:line-break/>0 = Absent. <text:line-break/>1 = Slight or detectable only when activated by mirror or other movements. <text:line-break/>2 = Mild to moderate. <text:line-break/>3 = Marked, but full range of motion easily achieved. <text:line-break/>4 = Severe, range of motion achieved with difficulty.</text:span><text:span text:style-name="T21"> <text:tab/><text:tab/><text:tab/><text:tab/><text:tab/><text:tab/><text:tab/><text:tab/><text:tab/><text:tab/><text:tab/><text:tab/><text:tab/><text:tab/><text:tab/><text:tab/><text:tab/><text:tab/><text:tab/> <text:s text:c="12"/></text:span><text:span text:style-name="T13">23. Finger Taps</text:span><text:span text:style-name="T11">(Patient taps thumb with index finger in rapid succession)<text:tab/></text:span><text:span text:style-name="T11"><draw:control text:anchor-type="as-char" draw:z-index="25" draw:style-name="gr3" draw:text-style-name="P11" svg:width="1.001cm" svg:height="0.75cm" draw:control="control25"/></text:span><text:span text:style-name="T11"><text:line-break/>0 = Normal. <text:line-break/>1 = Mild slowing and/or reduction in amplitude. <text:line-break/>2 = Moderately impaired. Definite and early fatiguing. May have occasional arrests in movement. <text:line-break/>3 = Severely impaired. Frequent hesitation in initiating movements or arrests in ongoing movement. <text:line-break/>4 = Can barely perform the task. <text:tab/><text:tab/><text:tab/><text:tab/><text:tab/><text:tab/><text:tab/><text:tab/><text:tab/><text:tab/><text:tab/><text:tab/><text:tab/><text:tab/><text:tab/><text:tab/><text:tab/><text:tab/><text:tab/><text:tab/><text:tab/><text:tab/> <text:s text:c="3"/></text:span><text:span text:style-name="T13">24. Hand Movements</text:span><text:span text:style-name="T11">(Patient opens and closes hands in rapid succession)<text:tab/></text:span><text:span text:style-name="T11"><draw:control text:anchor-type="as-char" draw:z-index="26" draw:style-name="gr3" draw:text-style-name="P11" svg:width="1.001cm" svg:height="0.75cm" draw:control="control26"/></text:span><text:span text:style-name="T11"><text:line-break/>0 = Normal. <text:line-break/>1 = Mild slowing and/or reduction in amplitude. <text:line-break/>2 = Moderately impaired. Definite and early fatiguing. May have occasional arrests in movement. <text:line-break/>3 = Severely impaired. Frequent hesitation in initiating movements or arrests in ongoing movement. <text:line-break/>4 = Can barely perform the task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25. Rapid Alternating Movements of Hands</text:span><text:span text:style-name="T25"> </text:span><text:span text:style-name="T11">(Pronation-supination movements of hands, vertically and horizontally, with as large an amplitude as possible, both hands simultaneously.)<text:tab/></text:span><text:span text:style-name="T11"><draw:control text:anchor-type="as-char" draw:z-index="27" draw:style-name="gr3" draw:text-style-name="P11" svg:width="1.001cm" svg:height="0.75cm" draw:control="control27"/></text:span><text:span text:style-name="T11"><text:line-break/>0 = Normal. <text:line-break/>1 = Mild slowing and/or reduction in amplitude. <text:line-break/>2 = Moderately impaired. Definite and early fatiguing. May have occasional arrests in movement. <text:line-break/>3 = Severely impaired. Frequent hesitation in initiating movements or arrests in ongoing movement. <text:line-break/>4 = Can barely perform the task.</text:span><text:span text:style-name="T24"> 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26. Leg Agility</text:span><text:span text:style-name="T25"> </text:span><text:span text:style-name="T11">(Patient taps heel on the ground in rapid succession picking up entire leg. Amplitude should be at least 3 inches.)<text:tab/></text:span><text:span text:style-name="T11"><draw:control text:anchor-type="as-char" draw:z-index="28" draw:style-name="gr3" draw:text-style-name="P11" svg:width="1.001cm" svg:height="0.75cm" draw:control="control28"/></text:span><text:span text:style-name="T11"><text:line-break/>0 = Normal. <text:line-break/>1 = Mild slowing and/or reduction in amplitude. <text:line-break/>2 = Moderately impaired. Definite and early fatiguing. May have occasional arrests in movement. <text:line-break/>3 = Severely impaired. Frequent hesitation in initiating movements or arrests in ongoing movement. <text:line-break/>4 = Can barely perform the task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27. Arising from Chair</text:span><text:span text:style-name="T25"> </text:span><text:span text:style-name="T11">(Patient attempts to rise from a straightbacked chair, with arms folded across chest.)<text:tab/><text:tab/><text:tab/><text:tab/><text:tab/><text:tab/><text:tab/><text:tab/><text:tab/><text:tab/><text:tab/><text:tab/> <text:s text:c="8"/></text:span><text:span text:style-name="T11"><draw:control text:anchor-type="as-char" draw:z-index="29" draw:style-name="gr3" draw:text-style-name="P11" svg:width="1.001cm" svg:height="0.75cm" draw:control="control29"/></text:span><text:span text:style-name="T11"><text:line-break/>0 = Normal. <text:line-break/>1 = Slow; or may need more than one attempt. <text:line-break/>2 = Pushes self up from arms of seat. <text:line-break/>3 = Tends to fall back and may have to try more than one time, but can get up without help.<text:line-break/>4 = Unable to arise without help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28. Posture</text:span><text:span text:style-name="T16"><text:tab/></text:span><text:span text:style-name="T16"><draw:control text:anchor-type="as-char" draw:z-index="30" draw:style-name="gr3" draw:text-style-name="P11" svg:width="1.001cm" svg:height="0.75cm" draw:control="control30"/></text:span><text:span text:style-name="T21"><text:line-break/></text:span><text:span text:style-name="T11">0 = Normal erect. <text:line-break/>1 = Not quite erect, slightly stooped posture; could be normal for older person. <text:line-break/>2 = Moderately stooped posture, definitely abnormal; can be slightly leaning to one side. <text:line-break/></text:span><text:soft-page-break/><text:span text:style-name="T11">3 = Severely stooped posture with kyphosis; can be moderately leaning to one side. <text:line-break/>4 = Marked flexion with extreme abnormality of posture.</text:span><text:span text:style-name="T21"> <text:tab/><text:tab/><text:tab/><text:tab/><text:tab/><text:tab/><text:tab/><text:tab/><text:tab/><text:tab/><text:tab/><text:tab/><text:tab/><text:tab/><text:tab/><text:tab/><text:tab/><text:tab/> <text:s text:c="13"/></text:span><text:span text:style-name="T13">29. Gait</text:span><text:span text:style-name="T16"><text:tab/></text:span><text:span text:style-name="T16"><draw:control text:anchor-type="as-char" draw:z-index="31" draw:style-name="gr3" draw:text-style-name="P11" svg:width="1.001cm" svg:height="0.75cm" draw:control="control31"/></text:span><text:span text:style-name="T21"><text:line-break/></text:span><text:span text:style-name="T11">0 = Normal. <text:line-break/>1 = Walks slowly, may shuffle with short steps, but no festination (hastening steps) or propulsion. <text:line-break/>2 = Walks with difficulty, but requires little or no assistance; may have some festination, short steps, or propulsion. <text:line-break/>3 = Severe disturbance of gait, requiring assistance. <text:line-break/>4 = Cannot walk at all, even with assistance.</text:span><text:span text:style-name="T21"> <text:tab/><text:tab/><text:tab/><text:tab/><text:tab/><text:tab/><text:tab/><text:tab/> <text:s text:c="2"/><text:tab/><text:tab/><text:tab/><text:tab/><text:tab/><text:tab/><text:tab/><text:tab/><text:tab/><text:tab/><text:tab/><text:tab/><text:tab/> <text:s text:c="2"/></text:span><text:span text:style-name="T13">30. Postural Stability</text:span><text:span text:style-name="T25"> </text:span><text:span text:style-name="T11">(Response to sudden, strong posterior displacement produced by pull on shoulders while patient erect with eyes open and feet slightly apart. Patient is prepared.)<text:tab/></text:span><text:span text:style-name="T11"><draw:control text:anchor-type="as-char" draw:z-index="32" draw:style-name="gr3" draw:text-style-name="P11" svg:width="1.001cm" svg:height="0.75cm" draw:control="control32"/></text:span><text:span text:style-name="T11"><text:line-break/>0 = Normal. <text:line-break/>1 = Retropulsion, but recovers unaided. <text:line-break/>2 = Absence of postural response; would fall if not caught by examiner. <text:line-break/>3 = Very unstable, tends to lose balance spontaneously. <text:line-break/>4 = Unable to stand without assistance. 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3">31. Body Bradykinesia and Hypokinesia</text:span><text:span text:style-name="T25"> </text:span><text:span text:style-name="T11">(Combining slowness, hesitancy, decreased armswing, small amplitude, and poverty of movement in general.)<text:tab/></text:span><text:span text:style-name="T11"><draw:control text:anchor-type="as-char" draw:z-index="33" draw:style-name="gr3" draw:text-style-name="P11" svg:width="1.001cm" svg:height="0.75cm" draw:control="control33"/></text:span><text:span text:style-name="T11"><text:line-break/>0 = None. <text:line-break/>1 = Minimal slowness, giving movement a deliberate character; could be normal for some persons. Possibly reduced amplitude. <text:line-break/>2 = Mild degree of slowness and poverty of movement which is definitely abnormal. Alternatively, some reduced amplitude. <text:line-break/>3 = Moderate slowness, poverty or small amplitude of movement. <text:line-break/>4 = Marked slowness, poverty or small amplitude of movement.</text:span><text:span text:style-name="T21"> <text:tab/><text:tab/><text:tab/><text:tab/><text:tab/><text:tab/><text:tab/><text:tab/><text:tab/><text:tab/><text:tab/><text:tab/><text:tab/><text:tab/><text:tab/><text:tab/><text:tab/><text:tab/><text:tab/> <text:s text:c="2"/></text:span><text:span text:style-name="T18">D. </text:span><text:span text:style-name="T17">COMPLICATIONS OF THERAPY (In the past week)</text:span><text:span text:style-name="T21"> <text:tab/><text:tab/><text:tab/><text:tab/><text:tab/><text:tab/><text:tab/><text:tab/><text:tab/><text:tab/><text:tab/><text:tab/><text:tab/><text:tab/><text:tab/><text:tab/><text:tab/><text:tab/> <text:s text:c="3"/></text:span><text:span text:style-name="T18">i. </text:span><text:span text:style-name="T17">DYSKINESIAS <text:s text:c="125"/></text:span><text:span text:style-name="T14">32. Duration: What proportion of the waking day are dyskinesias present?</text:span><text:span text:style-name="T11">(Historical information) </text:span><text:span text:style-name="T11"><draw:control text:anchor-type="as-char" draw:z-index="34" draw:style-name="gr3" draw:text-style-name="P11" svg:width="1.001cm" svg:height="0.75cm" draw:control="control34"/></text:span><text:span text:style-name="T11"><text:line-break/>0 = None <text:line-break/>1 = 1-25% of day. <text:line-break/>2 = 26-50% of day. <text:s text:c="2"/><text:line-break/>3 = 51-75% of day. <text:line-break/>4 = 76-100% of day. <text:tab/><text:tab/><text:tab/><text:tab/><text:tab/><text:tab/><text:tab/><text:tab/><text:tab/><text:tab/><text:tab/><text:tab/><text:tab/><text:tab/><text:tab/><text:tab/><text:tab/><text:tab/><text:tab/><text:tab/><text:tab/><text:tab/><text:tab/> <text:s text:c="16"/></text:span><text:span text:style-name="T14">33. Disability: How disabling are the dyskinesias?</text:span><text:span text:style-name="T24"> </text:span><text:span text:style-name="T11">(Historical information; may be modified by office examination.)<text:tab/></text:span><text:span text:style-name="T11"><draw:control text:anchor-type="as-char" draw:z-index="35" draw:style-name="gr3" draw:text-style-name="P11" svg:width="1.001cm" svg:height="0.75cm" draw:control="control35"/></text:span><text:span text:style-name="T11"><text:line-break/>0 = Not disabling. <text:line-break/>1 = Mildly disabling. <text:line-break/>2 = Moderately disabling. <text:line-break/>3 = Severely disabling. <text:line-break/>4 = Completely disabled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4">34. Painful Dyskinesias: How painful are the dyskinesias?</text:span><text:span text:style-name="T19"><text:tab/></text:span><text:span text:style-name="T19"><draw:control text:anchor-type="as-char" draw:z-index="36" draw:style-name="gr3" draw:text-style-name="P11" svg:width="1.001cm" svg:height="0.75cm" draw:control="control36"/></text:span><text:span text:style-name="T21"><text:line-break/></text:span><text:span text:style-name="T11">0 = No painful dyskinesias. <text:line-break/>1 = Slight. <text:line-break/>2 = Moderate. <text:line-break/>3 = Severe. <text:line-break/>4 = Marked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4">35. Presence of Early Morning Dystonia</text:span><text:span text:style-name="T25"> </text:span><text:span text:style-name="T11">(Historical information.)<text:tab/></text:span><text:span text:style-name="T11"><draw:control text:anchor-type="as-char" draw:z-index="53" draw:style-name="gr3" draw:text-style-name="P11" svg:width="1.001cm" svg:height="0.75cm" draw:control="control46"/></text:span><text:span text:style-name="T11"><text:line-break/></text:span><text:soft-page-break/><text:span text:style-name="T11">0 = No <text:line-break/>1 = Yes</text:span><text:span text:style-name="T21"> <text:tab/><text:tab/><text:tab/><text:tab/><text:tab/><text:tab/><text:tab/><text:tab/><text:tab/><text:tab/><text:tab/><text:tab/> <text:s text:c="3"/><text:tab/><text:tab/><text:tab/><text:tab/><text:tab/><text:tab/><text:tab/><text:tab/><text:tab/><text:tab/><text:tab/><text:tab/><text:tab/> <text:s text:c="3"/></text:span><text:span text:style-name="T17">ii. CLINICAL FLUCTUATIONS <text:s text:c="104"/></text:span><text:span text:style-name="T14">36. Are "off" periods predictable?</text:span><text:span text:style-name="T19"><text:tab/></text:span><text:span text:style-name="T19"><draw:control text:anchor-type="as-char" draw:z-index="52" draw:style-name="gr3" draw:text-style-name="P11" svg:width="1.001cm" svg:height="0.75cm" draw:control="control45"/></text:span><text:span text:style-name="T21"><text:line-break/></text:span><text:span text:style-name="T11">0 = No <text:line-break/>1 = Yes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3"/></text:span><text:span text:style-name="T14">37. Are "off" periods unpredictable?</text:span><text:span text:style-name="T19"><text:tab/></text:span><text:span text:style-name="T19"><draw:control text:anchor-type="as-char" draw:z-index="51" draw:style-name="gr3" draw:text-style-name="P11" svg:width="1.001cm" svg:height="0.75cm" draw:control="control44"/></text:span><text:span text:style-name="T21"><text:line-break/></text:span><text:span text:style-name="T11">0 = No <text:line-break/>1 = Yes</text:span><text:span text:style-name="T21"> <text:tab/><text:tab/><text:tab/><text:tab/><text:tab/><text:tab/><text:tab/><text:tab/><text:tab/><text:tab/><text:tab/><text:tab/> <text:s text:c="2"/><text:tab/><text:tab/><text:tab/><text:tab/><text:tab/><text:tab/><text:tab/><text:tab/><text:tab/><text:tab/><text:tab/><text:tab/><text:tab/> <text:s text:c="3"/></text:span><text:span text:style-name="T14">38. Do "off" periods come on suddenly, within a few seconds?</text:span><text:span text:style-name="T19"><text:tab/></text:span><text:span text:style-name="T19"><draw:control text:anchor-type="as-char" draw:z-index="45" draw:style-name="gr3" draw:text-style-name="P11" svg:width="1.001cm" svg:height="0.75cm" draw:control="control38"/></text:span><text:span text:style-name="T21"><text:line-break/></text:span><text:span text:style-name="T11">0 = No <text:line-break/>1 = Yes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4">39. What proportion of the waking day is the patient "off" on average?</text:span><text:span text:style-name="T19"><text:tab/></text:span><text:span text:style-name="T19"><draw:control text:anchor-type="as-char" draw:z-index="46" draw:style-name="gr3" draw:text-style-name="P11" svg:width="1.001cm" svg:height="0.75cm" draw:control="control39"/></text:span><text:span text:style-name="T21"><text:line-break/></text:span><text:span text:style-name="T11">0 = None <text:line-break/>1 = 1-25% of day. <text:line-break/>2 = 26-50% of day. <text:line-break/>3 = 51-75% of day. <text:line-break/>4 = 76-100% of day.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7">iii. OTHER COMPLICATIONS</text:span><text:span text:style-name="T19"> <text:s text:c="91"/></text:span><text:span text:style-name="T14">40. Does the patient have anorexia, nausea, or vomiting?</text:span><text:span text:style-name="T19"><text:tab/></text:span><text:span text:style-name="T19"><draw:control text:anchor-type="as-char" draw:z-index="47" draw:style-name="gr3" draw:text-style-name="P11" svg:width="1.001cm" svg:height="0.75cm" draw:control="control40"/></text:span><text:span text:style-name="T21"><text:line-break/></text:span><text:span text:style-name="T11">0 = No <text:line-break/>1 = Yes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14">41. Any sleep disturbances, such as insomnia or hypersomnolence?</text:span><text:span text:style-name="T19"><text:tab/></text:span><text:span text:style-name="T19"><draw:control text:anchor-type="as-char" draw:z-index="48" draw:style-name="gr3" draw:text-style-name="P11" svg:width="1.001cm" svg:height="0.75cm" draw:control="control41"/></text:span><text:span text:style-name="T21"><text:line-break/></text:span><text:span text:style-name="T11">0 = No <text:line-break/>1 = Yes</text:span><text:span text:style-name="T21"> 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7"/></text:span><text:span text:style-name="T14">42.Does the patient have symptomatic orthostasis?</text:span><text:span text:style-name="T19"><text:tab/></text:span><text:span text:style-name="T19"><draw:control text:anchor-type="as-char" draw:z-index="49" draw:style-name="gr3" draw:text-style-name="P11" svg:width="1.001cm" svg:height="0.75cm" draw:control="control42"/></text:span><text:span text:style-name="T21"><text:line-break/></text:span><text:span text:style-name="T11">( Record the patient's blood pressure, height and weight on the scoring form) <text:line-break/>0 = No <text:line-break/>1 = Yes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9"/></text:span></text:p>
      <text:p text:style-name="P2"><text:span text:style-name="T18">V. </text:span><text:span text:style-name="T17">MODIFIED HOEHN AND YAHR STAGING</text:span><text:span text:style-name="T12"> <text:s text:c="105"/><text:tab/><text:tab/><text:tab/><text:tab/><text:tab/><text:tab/><text:tab/><text:tab/><text:tab/><text:tab/><text:tab/><text:tab/> <text:s text:c="8"/></text:span><text:span text:style-name="T11">STAGE 0= No signs of disease. <text:s text:c="111"/>STAGE 1= Unilateral disease. <text:s text:c="114"/>STAGE 1.5= Unilateral plus axial involvement of balance. <text:s text:c="70"/>STAGE 2= Bilateral disease,Without impairment of balance. <text:s text:c="68"/>STAGE 2.5= Mild bilateral disease, With recovery on pull test. <text:s text:c="63"/>STAGE 3= Mild to moderate bilateral disease; some postural instability; physically independent. <text:s text:c="9"/>STAGE 4= Severe disability; still able to walk or stand unassisted. <text:s text:c="58"/>STAGE 5= Wheelchair bound or bedridden unless aided.</text:span></text:p>
      <text:p text:style-name="P8"/>
      <text:p text:style-name="P1"><text:soft-page-break/><text:span text:style-name="T28">Vi. </text:span><text:span text:style-name="T27">SCHWAB AND ENGLAND ACTIVITIES OF DAILY LIVING SCALE</text:span></text:p>
      <text:p text:style-name="P1">100% = Completely independent . Able to do all chores without slowness, difficulty or impairment. Essentially normal.Unaware of any difficulty. <text:s text:c="114"/>90% = Completely Independent. Able to do all chores with some degree of slowness, difficulty and impairment. Might take twice as long. Beginning to be aware of difficulty <text:s text:c="52"/>80% = Completely Independent in most chores. Takes twice as long. Conscious of difficulty <text:s text:c="6"/>and slowness <text:s text:c="123"/>70% = Not completely independent. More difficulty with some chores. Three to four times as long in some. Must spend a large part of the day with chores. <text:s text:c="91"/>60% = Some dependency. Can do most chores, but exceedingly slowly and with much effort. <text:s text:c="7"/>Errors;some impossible. <text:s text:c="129"/>50% = More dependent . Help with half ,slower, etc.Difficulty with everything. <text:s text:c="45"/>40% = Very dependent. Can assist with all chores, but few alone. <text:s text:c="64"/>30% = With effort, now and then does a few chores alone or begins alone. Much help needed. <text:s text:c="18"/>20% = Nothing alone. Can be a slight help with some chores. Severe invalid. <text:s text:c="45"/>10% = Totally dependent, helpless. Complete invalid. <text:s text:c="84"/>0% <text:s text:c="2"/>= Vegetative functions such as swallowing, bladder and bowel functions are not functioning. Bedridden.</text:p>
      <text:p text:style-name="P4"><draw:control text:anchor-type="paragraph" draw:z-index="1" draw:style-name="gr2" draw:text-style-name="P10" svg:width="2.147cm" svg:height="0.75cm" svg:x="7.128cm" svg:y="0.533cm" draw:control="control47"/> 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N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Absatz-Standardschriftart" style:family="text"/>
    <style:style style:name="WW-Absatz-Standardschriftart" style:family="text"/>
    <style:style style:name="Numbering_20_Symbols" style:display-name="Numbering Symbols" style:family="text">
      <style:text-properties style:font-name="Bitstream Vera San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vanarayana V</meta:initial-creator>
    <meta:creation-date>2009-07-16T17:39:05</meta:creation-date>
    <dc:creator>Sivanarayana V</dc:creator>
    <dc:date>2009-08-10T16:01:58</dc:date>
    <meta:editing-cycles>38</meta:editing-cycles>
    <meta:editing-duration>PT15H1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4" meta:word-count="1974" meta:character-count="16584"/>
  </office:meta>
</office:document-meta>
</file>